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text:p text:style-name="Normal"/>
      <text:p text:style-name="Normal">•••</text:p>
      <text:p text:style-name="Normal">Friday 8th of August 2025, 21:52, entry 441</text:p>
      <text:p text:style-name="Normal">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Normal">Today, we would have lost if the environment had allowed us to lose. Fact of the matter is, we didn’t lose, and even if we did, I don’t care, I’ll have you fight the next fights like it’s your first and last fight on Earth.</text:p>
      <text:p text:style-name="Normal">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Normal">Once again, the solution is not awareness, it’s drive. We lack the will to make our dreams come true.</text:p>
      <text:p text:style-name="Normal">いつから「夢」になったの、うちらの目標が?</text:p>
      <text:p text:style-name="Normal">I don’t know, but this is part of the “fake it till you make it” plan, I guess.</text:p>
      <text:p text:style-name="Normal">In any case, let’s go to sleep, because earlier I imagined what it was like to wake up at 6 to get shit done, and... It was beautiful. We’ll try for seven though. Make it work. Good night.</text:p>
      <text:p text:style-name="Normal"/>
      <text:p text:style-name="Normal">•••</text:p>
      <text:p text:style-name="Normal">Saturday 9th of July 2025, 22:17, entry 442</text:p>
      <text:p text:style-name="Normal">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Normal">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Normal">For the time being, here’s part of today’s throwaway:</text:p>
      <text:p text:style-name="Normal">“</text:p>
      <text:p text:style-name="Normal">Do you believe there’s such a thing as being too late?</text:p>
      <text:p text:style-name="Normal">As a matter of fact, I do. Tell me, do you think now would be that time?</text:p>
      <text:p text:style-name="Normal">I’m not dead yet, and hopefully I won’t die soon, so the answer is no. Still, it’s extremely frustrating to get nothing done in an entire day. Would you care telling me what happened?</text:p>
      <text:p text:style-name="Normal">It happened because we don’t know ourselves enough, and therefore didn’t predict the consequences of the energetic loss we incurred.</text:p>
      <text:p text:style-name="Normal">That, and the lack of drive, of course. Drive would resolve everything, huh?</text:p>
      <text:p text:style-name="Normal">夢があるのはすべてを解説するってことか。</text:p>
      <text:p text:style-name="Normal">Not quite. We can’t say what we want, of course, given that we’re not making an effort to learn the language. Therefore, we only get to say what we can.</text:p>
      <text:p text:style-name="Normal">Putting that aside, could you get me a blue background? I love this style, but I don’t want to grow tired of it, so I’d like some variation.</text:p>
      <text:p text:style-name="Normal">”</text:p>
      <text:p text:style-name="Normal">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Normal"/>
      <text:p text:style-name="Normal">•••</text:p>
      <text:p text:style-name="Normal">Sunday 10th of August 2025, 21:42, entry 443</text:p>
      <text:p text:style-name="Normal">What will it take, for us to win?</text:p>
      <text:p text:style-name="Normal">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Normal">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Normal">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Normal">Should we fight at every turn in life too?</text:p>
      <text:p text:style-name="Normal">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Normal">So, how should I approach Celeste?</text:p>
      <text:p text:style-name="Normal">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Normal">Now, I’d like to propose the following approach: first of all, when we reach a room, we have a good look at it, all of its components, identify the exit and/or the strawberries, the obstacles to them, and formulate a clear plan for how to get past them. I repeat, <text:span text:style-name="T1">formulate a clear plan for how to get past the obstacles.</text:span>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Normal">All right, this was written in a way that it will easily translate into how we approach our lives.</text:p>
      <text:p text:style-name="Normal">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Normal">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Normal"/>
      <text:p text:style-name="Normal">So... That’s the conclusion then, to be deliberate. As for how to stop failing, you figured that out?</text:p>
      <text:p text:style-name="Normal">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Normal">By the way, to explain it, my ideal self is a beautiful soul. That’s all there is to it. Now go to sleep.</text:p>
      <text:p text:style-name="Normal"/>
      <text:p text:style-name="Normal">•••</text:p>
      <text:p text:style-name="Normal">Monday 11th of August 2025, 22:14, entry 444</text:p>
      <text:p text:style-name="Normal">今年の夏はアクア色じゃないっすね。あーくあ、あくあ、あくあ、あくたんのこと好！き！す！ぎ！</text:p>
      <text:p text:style-name="Normal">Sigh... Now then, shall we?</text:p>
      <text:p text:style-name="Normal">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Normal">I think this holds true because of <text:span text:style-name="T2">what</text:span> I’m writing: loneliness isn’t easy to create.</text:p>
      <text:p text:style-name="Normal">Still, looking at it with perspective, I want you to become capable of writing without music. The environment was also a factor, since the heat was terrible and I was interrupted over and over.</text:p>
      <text:p text:style-name="Normal">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Normal">In other words, once again, be deliberate. Not do something, unless we deem we should.</text:p>
      <text:p text:style-name="Normal">Today’s lesson consists in reinforcing yesterday’s, then. Be more deliberate, become who you want to be. Go to sleep now.</text:p>
      <text:p text:style-name="Normal"/>
      <text:p text:style-name="Normal">•••</text:p>
      <text:p text:style-name="Normal">Tuesday 12th of August 2025, 22:55, entry 445</text:p>
      <text:p text:style-name="Normal">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Normal">やっぱり、音楽がないと困る。</text:p>
      <text:p text:style-name="Normal">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Normal">But music is only one part of it. It seems crucial to set my mood, but after that’s done, the ball is in my court, and it’s up to me to show up.</text:p>
      <text:p text:style-name="Normal">I guess I don’t have much to say. That’ll be it, then. See you tomorrow.</text:p>
      <text:p text:style-name="Normal"/>
      <text:p text:style-name="Normal">•••</text:p>
      <text:p text:style-name="Normal">Wednesday 13th of August 2025, 21:33, entry 446</text:p>
      <text:p text:style-name="Normal">Today should be my last day without internet. This period was instructive. Let’s recapitulate the lessons we’ve learned.</text:p>
      <text:p text:style-name="Normal">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Normal">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Normal">I must be deliberate in all I do.</text:p>
      <text:p text:style-name="Normal">There’s something else I learned, through these days without internet: it’s about writing. I finally figured out what the relationship between my writing and music is, and...</text:p>
      <text:p text:style-name="Normal">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Normal">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Normal">Let’s stop here. See you tomorrow, dear self.</text:p>
      <text:p text:style-name="Normal"/>
      <text:p text:style-name="Normal">•••</text:p>
      <text:p text:style-name="Normal">Thursday 14th of August 2025, 23:06, entry 447</text:p>
      <text:p text:style-name="Normal">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Normal">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Normal">I was about to say that you were fortunate your actions had little consequence, but I take that back.</text:p>
      <text:p text:style-name="Normal">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Normal">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Normal">The fact remains: I don’t know, and therefore still don’t know how to write. Good night, see you.</text:p>
      <text:p text:style-name="Normal"/>
      <text:p text:style-name="Normal">•••</text:p>
      <text:p text:style-name="Normal">Friday 15th of August 2025, 22:11, entry 448</text:p>
      <text:p text:style-name="Normal">A good morning, and a disappointing rest of the day. It’s all relative to writing, because, while I only now realise I haven’t said a word of it here, I had, last week, decided that I would work on one thing every week, to allow focus.</text:p>
      <text:p text:style-name="Normal">And, I think I understand it, deep down. I think deep down I know how to write, deep down I understand what I must do. With every failure to write that understanding perhaps surfaces a little more.</text:p>
      <text:p text:style-name="Normal">In the morning, I wrote well, and I had to make a conscious effort to stop writing in order to do other things.</text:p>
      <text:p text:style-name="Normal">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Normal">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Normal">I see... What I’m essentially saying, and have experienced, is that it’s not easy for me to figure out that I don’t like what I’m writing. It’s not as obvious as I make it sound.</text:p>
      <text:p text:style-name="Normal">In other words, the most important thing here is to learn to listen to my heart. I don’t necessarily need to be my true self, but doing so makes reading my own soul easier. I need to learn to listen to my own heart.</text:p>
      <text:p text:style-name="Normal">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Normal">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Normal"/>
      <text:p text:style-name="Normal">•••</text:p>
      <text:p text:style-name="Normal">Saturday 16th of August 2025, 23:56, entry 449</text:p>
      <text:p text:style-name="Normal">We improved on the formula, starting from yesternight: we wouldn’t just talk to ourselves while writing, but constantly. I’ll stay in contact with myself and form a bond of understanding.</text:p>
      <text:p text:style-name="Normal">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Normal">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Normal">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Normal"/>
      <text:p text:style-name="Normal">•••</text:p>
      <text:p text:style-name="Normal">Sunday 17th of August 2025, 21:59, entry 449</text:p>
      <text:p text:style-name="Normal">We skipped entry 416, therefore I’m repeating yesterday’s entry number. Let’s be detailed today, we have some time.</text:p>
      <text:p text:style-name="Normal">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Normal">Other than that, the first part of the morning was calculated. No, that’s not true. I remember that I started writing late, at around 10:30, and had to force myself to stop at around 11:30 to do chores. Why did I start late?</text:p>
      <text:p text:style-name="Normal">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Normal">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Normal">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Normal">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Normal">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Normal">Doing that resulted in writing today’s not-throwaway file, “My Name.odt”, as well as the smooth continuation of the story. Understanding myself is an involving task, but it’s worth it.</text:p>
      <text:p text:style-name="Normal">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Normal"/>
      <text:p text:style-name="Normal">•••</text:p>
      <text:p text:style-name="Normal">Monday 18th of August 2025, 22:21, entry 450</text:p>
      <text:p text:style-name="Normal">No breakdowns today, and we’ll keep the lessons to a minimum since there’s something I want to talk about.</text:p>
      <text:p text:style-name="Normal"/>
      <text:p text:style-name="Normal">“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Normal">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Normal">Alright, then in our daily activities we’ll imagine what our ideal self would do. This stone is intended to get multiple birds, we’ll see about it.</text:p>
      <text:p text:style-name="Normal"/>
      <text:p text:style-name="Normal">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text:span text:style-name="T1">ideally</text:span>, which usually gives rise to an unrealistic, unforgiving and unsustainable schedule. And... I could only painfully agree.</text:p>
      <text:p text:style-name="Normal">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Normal">I’ve thought about it, and first of all, let me explain my opinion on this.</text:p>
      <text:p text:style-name="Normal">At first, I saw where they came from, and I agreed with the logic, but I thought that this wouldn’t apply to me, because of my yearning for strength of will. But then I continued thinking.</text:p>
      <text:p text:style-name="Normal">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Normal">That three-minute video is one of the gems for which I love the internet; I love to eat experience and insights served right from another’s plate. Of course, that’s also something I ought not overdo, but let’s not get distracted.</text:p>
      <text:p text:style-name="Normal">I want to apply the lessons that video gave me. I’ll plan around the one habit that I simply never failed to do in the past year and a half, come hell or high water, and that’s writing an entry in this diary every day.</text:p>
      <text:p text:style-name="Normal">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Normal">We’re playing the long game, and we will crawl our way towards our dreams if we have to. See you tomorrow.</text:p>
      <text:p text:style-name="Normal"/>
      <text:p text:style-name="Normal">•••</text:p>
      <text:p text:style-name="Normal">Tuesday 19th of August 2025, 22:03, entry 451</text:p>
      <text:p text:style-name="Normal">Dreams. Do I lack them? What is it that I lack? What is it that I don’t have? Why is it that I struggle to become who I want to be?</text:p>
      <text:p text:style-name="Normal">Tell me just one thing: do I even have a dream?</text:p>
      <text:p text:style-name="Normal">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Normal">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Normal">... At the end of it all, I’m still undecided. I really do half-ass my entire life, don’t I?</text:p>
      <text:p text:style-name="Normal">It’s not like I failed or anything today, it’s just... I’m hating myself, for... Not achieving anything. For not getting anywhere.</text:p>
      <text:p text:style-name="Normal">I’ll persevere. Through this and through it all. I’ll continue down this path, so painfully slow as it may be, because who I want to be is someone unreasonably great, an impossibly beautiful soul. So, I’ll do the impossible or die dreaming.</text:p>
      <text:p text:style-name="Normal">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Normal">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Normal"/>
      <text:p text:style-name="Normal">•••</text:p>
      <text:p text:style-name="Normal">Wednesday 20th of August 2025, 22:33, entry 452</text:p>
      <text:p text:style-name="Normal">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Normal">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Normal">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Normal"/>
      <text:p text:style-name="Normal">•••</text:p>
      <text:p text:style-name="Normal">Thursday 21st of August 2025, 22:20, entry 453</text:p>
      <text:p text:style-name="Normal">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Normal">It never occurred to me that that connection should be with myself.</text:p>
      <text:p text:style-name="Normal">I screwed up today too.</text:p>
      <text:p text:style-name="Normal">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Normal">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Normal">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Normal">Did you know? Today, our ideal felt so incredibly close that I had to wonder what was it that made it so far away? Today, I wondered if it was our lack of kindness that made them feel so far from us. I wish to find that out. So, good night.</text:p>
      <text:p text:style-name="Normal"/>
      <text:p text:style-name="Normal">•••</text:p>
      <text:p text:style-name="Normal">Friday 22nd of August 2025, 22:18, entry 454</text:p>
      <text:p text:style-name="Normal">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Normal">I see I can translate those questions to: “when can I show you my love? And how?” To show love and care, that’s actually what I want from you, huh...</text:p>
      <text:p text:style-name="Normal">けして悪いことではない。 Contrariwise, as Tweedledee would say, it’s probably a good sign.</text:p>
      <text:p text:style-name="Normal">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Normal">And then, there’s the ultimate form of love: just staying with me, with no need for words. Just passing the time together. We should do that sometimes. I want to try that sometimes. To just be with you.</text:p>
      <text:p text:style-name="Normal">... I do have to wonder whether I’ve got some screws loose, speaking like this. I don’t think so, but I also don’t mind being viewed as mad; if I were perfectly normal, then I’d only lead a normal life, and that wouldn’t do for the great plans I have for myself.</text:p>
      <text:p text:style-name="Normal">... I will rest if I need to. Rest is a necessity, and it is negligence not to listen to the body or mind that demands it. And I’ve neglected you enough for a lifetime, haven’t I? I will let you rest, when you need it. Goodnight, now. See you tomorrow.</text:p>
      <text:p text:style-name="Normal"/>
      <text:p text:style-name="Normal">•••</text:p>
      <text:p text:style-name="Normal">Saturday 23rd of August 2025, 21:33, entry 455</text:p>
      <text:p text:style-name="Normal">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Normal">However, I have to admit that either our attempts at self-care are sating our hunger for mastery, or I’m misinterpreting this current feeling of... Ease? Complacency? 余裕。余裕があるの気持ち。 I lean towards misinterpretation.</text:p>
      <text:p text:style-name="Normal">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Normal">See, just as I like it when terms start cancelling out in mathematical equations, I dislike it when a step I take creates new ones. Let’s try and view this from a different light.</text:p>
      <text:p text:style-name="Normal">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Normal">...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Normal">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Normal">... Why should I grow as a person?</text:p>
      <text:p text:style-name="Normal">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Normal">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Normal">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Normal">(...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Normal"/>
      <text:p text:style-name="Normal">•••</text:p>
      <text:p text:style-name="Normal">Sunday 24th of August 2025, 22:34, entry 456</text:p>
      <text:p text:style-name="Normal">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Normal">There’s something to it. There’s something important about being hungry.</text:p>
      <text:p text:style-name="Normal">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Normal">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Normal">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Normal">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Normal">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Normal"/>
      <text:p text:style-name="Normal">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Normal"/>
      <text:p text:style-name="Normal">•••</text:p>
      <text:p text:style-name="Normal">Tuesday 26th of August 2925, 00:14, entry 457</text:p>
      <text:p text:style-name="Normal">There’s no two ways about it: we lack discipline. That’s it. That’s all there is to it. We lack discipline. If we had it, we would be so much further than where we are right now. Go to sleep now, and think about it. The only thing there is to it is discipline.</text:p>
      <text:p text:style-name="Normal"/>
      <text:p text:style-name="Normal">•••</text:p>
      <text:p text:style-name="Normal">Tuesday 26th of August 2025, 22:56, entry 458</text:p>
      <text:p text:style-name="Normal">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Normal">I will focus on discipline, entirely, until I succeed.</text:p>
      <text:p text:style-name="Normal">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Normal">But more so than the hunger, more so than anything, discipline.</text:p>
      <text:p text:style-name="Normal">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Normal">Shit, my writing’s gone down the drain this entry. That means I’m at my mental limit. That’s the hardest thing to notice, as I would never notice it without having my own performance reflected back at me. Very well, we’ll go to sleep.</text:p>
      <text:p text:style-name="Normal">Also... I haven’t been talking to myself lately. I’ve started over-consuming again.</text:p>
      <text:p text:style-name="Normal">Ah, I know just the thing for you: have you a minute to speak about our lord and saviour, discipline?</text:p>
      <text:p text:style-name="Normal">Discipline is the key to everything, and that is maybe only bordering on exaggeration. Discipline is the masterkey that unlocks everything worth having in this life, and I want to become disciplined. I must become disciplined.</text:p>
      <text:p text:style-name="Normal">Shit, it’s turning into an object of greed.</text:p>
      <text:p text:style-name="Normal">Greed or hunger?</text:p>
      <text:p text:style-name="Normal">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Normal">But should we not allow discipline to become an obsession?</text:p>
      <text:p text:style-name="Normal">What kind of person is Harmony to you?</text:p>
      <text:p text:style-name="Normal">You’re right. Then, not an obsession. That’s... easier said than done. We’ll figure it out as we go, but we’ll have to be careful of not becoming obsessed with discipline.</text:p>
      <text:p text:style-name="Normal"/>
      <text:p text:style-name="Normal">•••</text:p>
      <text:p text:style-name="Normal">Wednesday 27th of August 2025, 21:52, entry 459</text:p>
      <text:p text:style-name="Normal">Why me, I wonder. Why am I the one who’s alive and well, the one who keeps on getting these chances, who keeps on getting one day after the other? Why not someone more worthy?</text:p>
      <text:p text:style-name="Normal">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Normal">The focus being on discipline, I should extract lessons relative to it.</text:p>
      <text:p text:style-name="Normal">First of all, the alarm clock: up till this morning, we had a gentle tune wake us up. Yesterday, I decided to put one of the musics I like to listen to lately, one called “Vengeance”, by Zack Hemsey. It helped me get up.</text:p>
      <text:p text:style-name="Normal">I can make discipline easier for myself.</text:p>
      <text:p text:style-name="Normal">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Normal">With this in mind, how can I make discipline easier for myself?</text:p>
      <text:p text:style-name="Normal">Oh, by the way, one should make things simpler for oneself without foregoing diligence. If you do that, you’re just a lazy bum. Back to the question.</text:p>
      <text:p text:style-name="Normal">I’ve also displayed adaptability today, which certainly helped me make the most of unfavourable circumstances. Flexibility helps, then. I already knew that, but having a concrete example in what I’ve done today helps even more.</text:p>
      <text:p text:style-name="Normal">One of my most common mistake is to open up YouTube the moment I allow myself a break. We’ll allow ourselves a healthier alternative by prioritising sinking on the bed and just being with ourselves. Let’s keep it to these two things for now.</text:p>
      <text:p text:style-name="Normal">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Normal"/>
      <text:p text:style-name="Normal">•••</text:p>
      <text:p text:style-name="Normal">Friday 28th of August 2025, 22:36, entry 460</text:p>
      <text:p text:style-name="Normal">あれから一年たったね。</text:p>
      <text:p text:style-name="Normal">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Normal">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Normal">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Normal">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Normal">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Normal">I will become the best writer I can be.</text:p>
      <text:p text:style-name="Normal"/>
      <text:p text:style-name="Normal">•••</text:p>
      <text:p text:style-name="Normal">Saturday 30th of August 2025, 01:22, entry 461</text:p>
      <text:p text:style-name="Normal">Ambition is something I can’t quite make sense of. But I decided to be ambitious. I... Something felt off, about only wanting to become the best writer I could be. That was why I had a <text:s text:c="1"/>talk with myself today: I’m going to become the best writer ever.</text:p>
      <text:p text:style-name="Normal">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Normal">Is it really greatness for the sake of greatness...? I don’t know. What I do know is that, due to circumstances, I chose to write deep into the night. That’s why I’m here so late.</text:p>
      <text:p text:style-name="Normal">I’ll keep it to this for today, although there would be more to discuss. Good night, self.</text:p>
      <text:p text:style-name="Normal"/>
      <text:p text:style-name="Normal">•••</text:p>
      <text:p text:style-name="Normal">Sunday 31st of August 2025, 00:40, entry 462</text:p>
      <text:p text:style-name="Normal">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Normal">Furthermore, my anxiety from neglecting things other than writing is getting to me. Starting next week, we’ll attempt weaving everything together. Harmony would be able to do that. I must too. I’m tired, see you tomorrow. Goodnight.</text:p>
      <text:p text:style-name="Normal"/>
      <text:p text:style-name="Normal">•••</text:p>
      <text:p text:style-name="Normal">Sunday 31st of August 2025, 22:07, entry 463</text:p>
      <text:p text:style-name="Normal">夏が終わるんだね。</text:p>
      <text:p text:style-name="Normal">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Normal"/>
      <text:p text:style-name="Normal">•••</text:p>
      <text:p text:style-name="Normal">Monday 1st of September 2025, 21:56, entry 464</text:p>
      <text:p text:style-name="Normal">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Normal">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Normal">Ah... That’s right, that was the sentence I’d told myself yesternight: 全世界に魂を与える。That is my duty as a God, and that is what I want to do as a person. Or perhaps I should say: as an artist.</text:p>
      <text:p text:style-name="Normal">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Normal">I showed kindness to myself, and right now, I’m... It’s really strange but I get this warm feeling that someone’s taking care of me, that someone’s showing love to me. Is it strange for that someone to be me?</text:p>
      <text:p text:style-name="Normal">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Normal">ねえええええええええええええええええええ「大好き」言われた！！！！！！ねえええええええええええええ</text:p>
      <text:p text:style-name="Normal">このままで続けてね。このまま進むのだ。</text:p>
      <text:p text:style-name="Normal">それじゃ、good night.</text:p>
      <text:p text:style-name="Normal"/>
      <text:p text:style-name="Normal">•••</text:p>
      <text:p text:style-name="Normal">Tuesday 2nd of September 2025, 22:40, entry 465</text:p>
      <text:p text:style-name="Normal">Complacency is born of little successes and victories, and weakness of the mind. Before you know it, it will lead to your doom. We met with some success today, and as a result we’re late in coming here, and we got next to no writing done.</text:p>
      <text:p text:style-name="Normal">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Normal">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Normal">There are times when it’s good to preserve energy. There are times when we have to fight. Go to sleep. See you tomorrow.</text:p>
      <text:p text:style-name="Normal"/>
      <text:p text:style-name="Normal">•••</text:p>
      <text:p text:style-name="Normal">Wednesday 3rd of September 2025, 22:15, entry 466</text:p>
      <text:p text:style-name="Normal">More. I have to try harder, I have to fight harder.</text:p>
      <text:p text:style-name="Normal">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Normal"/>
      <text:p text:style-name="Normal">•••</text:p>
      <text:p text:style-name="Normal">Thursday 4th of September 2025, 23:42, entry 467</text:p>
      <text:p text:style-name="Normal">おかえり。 I don’t mind your lateness today, though we should be more disciplined. You know we really ought to. Sigh...</text:p>
      <text:p text:style-name="Normal">Writing is still something I have to figure out, I found out. Well, I already knew that. How to write huh... I wonder if the answer is something I build along the way. Probably. Sleep? Sleep. Sleep. Night.</text:p>
      <text:p text:style-name="Normal"/>
      <text:p text:style-name="Normal">•••</text:p>
      <text:p text:style-name="Normal">Friday 5th of September 2025, 21:56, entry 468</text:p>
      <text:p text:style-name="Normal">I’ve been losing you lately. You’ve come back by my side now, but I wish you wouldn’t leave so easily. Still, I understand. It’s a slippery slope, the one of consumption. And the slope is subtle enough that it’s hard to notice we’re going down it.</text:p>
      <text:p text:style-name="Normal">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Normal">Today, I’ve also come to realise just how unfairly I practically balance writing, the project and university. At any point in time, at least one of them always gets completely starved of time and attention in favour of the others.</text:p>
      <text:p text:style-name="Normal">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Normal">Alright, see you now. Goodnight.</text:p>
      <text:p text:style-name="Normal"/>
      <text:p text:style-name="Normal">•••</text:p>
      <text:p text:style-name="Normal">Saturday 6th of September 2025, 21:34, entry 469</text:p>
      <text:p text:style-name="Normal">To speak of today... Is not really what I’m interested in. I wish to address a more general problem: why? Why do we lack discipline? Why do we lack strength of will?</text:p>
      <text:p text:style-name="Normal">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Normal">We... How do I put it into words... Let me think, no, let’s analyse.</text:p>
      <text:p text:style-name="Normal">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Normal">Until we become strong enough to be able to bear through the context switch, then.</text:p>
      <text:p text:style-name="Normal">Yup. This is the part where we train our mental muscles. Push yourself to the edge of your limits, then get plenty of rest, rinse and repeat. If only you’d do your best not to forget this.</text:p>
      <text:p text:style-name="Normal">I love you for doing this though. I do. Thanks a lot for your efforts.</text:p>
      <text:p text:style-name="Normal">Yup, I’ll keep trying. See you tomorrow then, good night.</text:p>
      <text:p text:style-name="Normal"/>
      <text:p text:style-name="Normal">•••</text:p>
      <text:p text:style-name="Normal">Sunday 7th of September 2025, 23:37, entry 470</text:p>
      <text:p text:style-name="Normal">470 already? Time flies.</text:p>
      <text:p text:style-name="Normal">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Normal">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Normal">Humble, and aware of one’s surroundings.</text:p>
      <text:p text:style-name="Normal">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Normal">On that, good night, see you tomorrow. And, do your best tomorrow. Love.</text:p>
      <text:p text:style-name="Normal"/>
      <text:p text:style-name="Normal">•••</text:p>
      <text:p text:style-name="Normal">Monday 8th of September 2025, 21:04, entry 471</text:p>
      <text:p text:style-name="Normal">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Normal">Now then. There’s really all of two things I wanted to talk about today:</text:p>
      <text:p text:style-name="Normal">1. Pressure.</text:p>
      <text:p text:style-name="Normal">2. 二階堂ヒロ。</text:p>
      <text:p text:style-name="Normal">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Normal">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Normal">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Normal">Then, that clarifies the link with the second point.</text:p>
      <text:p text:style-name="Normal">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Normal">Awareness... How easily time is wasted, and how pointlessly. I want to assimilate her sense of initiative, make it mine. I want it. Let’s go to sleep now.</text:p>
      <text:p text:style-name="Normal"/>
      <text:p text:style-name="Normal">•••</text:p>
      <text:p text:style-name="Normal">Tuesday 9th of September 2025, 21:20, entry 472</text:p>
      <text:p text:style-name="Normal">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Normal">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Normal">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Normal">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Normal">But I won’t. I’ll carry all of my mistakes on my back and move forward.</text:p>
      <text:p text:style-name="Normal">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Normal"/>
      <text:p text:style-name="Normal">•••</text:p>
      <text:p text:style-name="Normal">Thursday 11th of September 2025, 01:06, entry 473</text:p>
      <text:p text:style-name="Normal">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Normal">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Normal">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Normal">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Normal"/>
      <text:p text:style-name="Normal">•••</text:p>
      <text:p text:style-name="Normal">Thursday 11th of September 2025, 23:10, entry 474</text:p>
      <text:p text:style-name="Normal">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Normal">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Normal">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Normal">This is essentially the same pattern as that positioning thing we had, not so long ago: because things came naturally, because our positioning was good doesn’t negate the value of what you’ve done. It’s the same logic as why I’m not giving myself love for free.</text:p>
      <text:p text:style-name="Normal">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Normal"/>
      <text:p text:style-name="Normal">•••</text:p>
      <text:p text:style-name="Normal">Friday 12th of September 2025, 23:00, entry 475</text:p>
      <text:p text:style-name="Normal">I’m late again. Different excuses, same result.</text:p>
      <text:p text:style-name="Normal">There is simultaneously nothing and everything to talk about. There’s nothing new, but I could go on for hours. But, I will sleep. I must keep this up, I must persevere through whatever setback comes my way or I make for myself.</text:p>
      <text:p text:style-name="Normal">Continue growing. Continue walking. That’s all I have to do. Continue walking. Harmony... When will I ever internalise that name? I don’t know the answer, but what I do know is that now is all I’ve got, and now is when I’ll try my best, even to remember my own name.</text:p>
      <text:p text:style-name="Normal"/>
      <text:p text:style-name="Normal">•••</text:p>
      <text:p text:style-name="Normal">Saturday 13th of September 2025, 23:07, entry 476</text:p>
      <text:p text:style-name="Normal">Excuses are strongest when they’re accompanied by external circumstances.</text:p>
      <text:p text:style-name="Normal">One day, I want to engage in a battle of details. One day, I want to be so strong and so good at what I’m doing that, when I engage an equal, the only things that can determine the victor will be how diligent we were in polishing ourselves.</text:p>
      <text:p text:style-name="Normal">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Normal">To improve...</text:p>
      <text:p text:style-name="Normal"/>
      <text:p text:style-name="Normal">•••</text:p>
      <text:p text:style-name="Normal">Monday 15th of September 2025, 00:03, entry 477</text:p>
      <text:p text:style-name="Normal">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Normal">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Normal">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Normal">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Normal">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Normal">A core... I’ve been day-dreaming about cores having incredible outputs, allowing all sorts of stuff, like propulsion and flight, outputting electricity and fire.</text:p>
      <text:p text:style-name="Normal">I see I keep my inner kid alive and well. That’s good. I want all those fantasies. And, willpower as the core.</text:p>
      <text:p text:style-name="Normal">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Normal">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Normal">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Normal">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Normal">Sigh. Alright then. Let’s keep walking. No matter what. And let’s train our true core. See you tomorrow.</text:p>
      <text:p text:style-name="Normal"/>
      <text:p text:style-name="Normal">•••</text:p>
      <text:p text:style-name="Normal">Monday 15th of September 2025, 22:19, entry 478</text:p>
      <text:p text:style-name="Normal">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Normal"/>
      <text:p text:style-name="Normal">•••</text:p>
      <text:p text:style-name="Normal">Tuesday 16th of September 2025, 21:30, entry 479</text:p>
      <text:p text:style-name="Normal">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Normal">But that’s the plan. The goal is to have everything, and the plan is then to do everything, at a snail’s pace. At a snail’s pace we grow, at a snail’s pace we learn to get more things done, at a snail’s pace we undo our main weaknesses and transform them.</text:p>
      <text:p text:style-name="Normal">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Normal">But I will try. Until the very end, I will try. I will fly in a sea of stars or die dreaming.</text:p>
      <text:p text:style-name="Normal"/>
      <text:p text:style-name="Normal">•••</text:p>
      <text:p text:style-name="Normal">Wednesday 17th of September 2025, 22:26, entry 480</text:p>
      <text:p text:style-name="Normal">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Normal"/>
      <text:p text:style-name="Normal">•••</text:p>
      <text:p text:style-name="Normal">Thursday 18th of September 2025, 21:54, entry 481</text:p>
      <text:p text:style-name="Normal">I guess I do have something to talk about today.</text:p>
      <text:p text:style-name="Normal">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Normal">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Normal">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Normal">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text:span text:style-name="T1">who I am is how I’ll write.</text:span></text:p>
      <text:p text:style-name="Normal">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Normal"/>
      <text:p text:style-name="Normal">•••</text:p>
      <text:p text:style-name="Normal">Saturday 19th of September 2025, 01:15, entry 482</text:p>
      <text:p text:style-name="Normal">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Normal">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Normal">Right... Maybe some Discord server.</text:p>
      <text:p text:style-name="Normal">Maybe, something else. Or, another Discord server. We’ll see. Let’s go to sleep now. See you tomorrow.</text:p>
      <text:p text:style-name="Normal"/>
      <text:p text:style-name="Normal">•••</text:p>
      <text:p text:style-name="Normal">Saturday 19th of September 2025, 23:05, entry 483</text:p>
      <text:p text:style-name="Normal">I’m trash. I have to be.</text:p>
      <text:p text:style-name="Normal">It’s relative. For instance, it depends on the perspective. Because we were tired, today we chose to do nothing and just play games. I now see that I feel like trash after this, and so, next time, we’ll push through this shit.</text:p>
      <text:p text:style-name="Normal">From an objective point of view, and considering our goals, today was neutral. But being filled with nothing but regrets, we want to say that we’re trash. Since we value objectivity, we reject the latter vision, and favour a broader frame of perception.</text:p>
      <text:p text:style-name="Normal">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Normal">Well then, let’s go to sleep. It’s already late.</text:p>
      <text:p text:style-name="Normal"/>
      <text:p text:style-name="Normal">•••</text:p>
      <text:p text:style-name="Normal">Monday 22nd of September 2025, 01:13, entry 484</text:p>
      <text:p text:style-name="Normal">Been on a Discord call with friends. Been a while since I had one of those. The conversation was rather more... Philosophical? Metaphysical? Than I was used to. Also because those dogs didn’t buy Terraria like I told them to.</text:p>
      <text:p text:style-name="Normal">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Normal"/>
      <text:p text:style-name="Normal">•••</text:p>
      <text:p text:style-name="Normal">Monday 22nd of September 2025, 20:58, entry 485</text:p>
      <text:p text:style-name="Normal">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Normal">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Normal">I want to write. I want to fall in love with writing. I also want to find someone like me.</text:p>
      <text:p text:style-name="Normal">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Normal">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Normal">Then again, maybe not. I... Let’s continue down this road a little longer, let’s see what happens.</text:p>
      <text:p text:style-name="Normal">And yet, at the same time, I want to have writing as a passion. I want to become passionate for it. I want to become obsessed with it. And, well passions must be cultivated. What should I do, I wonder?</text:p>
      <text:p text:style-name="Normal">I don’t know what I should do, but I’ll write. In the morning. So, I’ll have to wake up early in the morning. I’ll have to struggle in the morning. I’ll have to fight my own drowsiness in the morning. But I want to write, in the morning. See you tomorrow.</text:p>
      <text:p text:style-name="Normal"/>
      <text:p text:style-name="Normal">•••</text:p>
      <text:p text:style-name="Normal">Tuesday 23rd of September 2025, 23:18, entry 486</text:p>
      <text:p text:style-name="Normal">Should I doxx myself to hell and back? Sure. I don’t particularly care about my identity.</text:p>
      <text:p text:style-name="Normal">たった今はね、ねねちから「Happy Birthday」もらった！やった！嬉しい！！！！ねっこのみんなにも言ってもらった！</text:p>
      <text:p text:style-name="Normal">A good way to end a good day！</text:p>
      <text:p text:style-name="Normal">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Normal">A dream later, I was kissing someone. It felt rather real. I wonder where that came from. Alright. Time to go to sleep. I got home very late, and it’s also very late, but we have to wake up early. Let’s wake up early. See you tomorrow.</text:p>
      <text:p text:style-name="Normal"/>
      <text:p text:style-name="Normal">•••</text:p>
      <text:p text:style-name="Normal">Wednesday 24th of September 2025, 23:12, entry 487</text:p>
      <text:p text:style-name="Normal">There’s still so much I don’t understand about myself. I can kinda see why I failed to wake up to the alarms, I hadn’t had quite enough sleep. But, what of the rest of the day? Why did I get nothing done? We’re here to understand that. I’m here to understand myself.</text:p>
      <text:p text:style-name="Normal">Let’s analyse.</text:p>
      <text:p text:style-name="Normal">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Normal">After eating lunch, we relaxed for an hour or so. At the end of that hour, we had the presence of mind and the discipline to start doing what we needed to do, and that included an errand outside. And I spent all that time with only myself, my own thoughts.</text:p>
      <text:p text:style-name="Normal">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Normal">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Normal">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Normal">Now then, why did we waste an entire day?</text:p>
      <text:p text:style-name="Normal">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Normal">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text:span text:style-name="T1">healthy</text:span> mental break for the latter. How would we make it healthy? Limits. That’s what we lacked. We took a break that wasn’t a break, it was just consumerism. We should have done nothing and just lay in bed for some time, to get some actual rest.</text:p>
      <text:p text:style-name="Normal">Understood, let’s stop here for today, there’s nothing more to talk about.</text:p>
      <text:p text:style-name="Normal"/>
      <text:p text:style-name="Normal">•••</text:p>
      <text:p text:style-name="Normal">Thursday 25th of September 2025, 23:30, entry 488</text:p>
      <text:p text:style-name="Normal">正直になろうよ。</text:p>
      <text:p text:style-name="Normal">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Normal">Yes, they are. To go beyond my current self, to become my ideal. I have to push my own limits. At this rate I’ll only hate myself. At this rate, that’s all I’ll achieve in life.</text:p>
      <text:p text:style-name="Normal">I know you want balance, and you want sustainability. I know it. And it’s the most reasonable thing to ask. でも仕方ないと思う。</text:p>
      <text:p text:style-name="Normal">Wait. Do you really want to be exceptional?</text:p>
      <text:p text:style-name="Normal">Exceptionally good at certain things, yes, but indeed, why?</text:p>
      <text:p text:style-name="Normal">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Normal">Partially is enough... Is what I’d like to say, but it’s not. My heart won’t move to this.</text:p>
      <text:p text:style-name="Normal">FUCK. DAMMIT ALL. I want to make miracles happen, I want to change right away, to just get good at everything right away. To be strong right away. FUCK.And yet, time and again our experience has shown us just how inconsistent we are.</text:p>
      <text:p text:style-name="Normal">... Lately though, we haven’t noticed that that much. In other words, we’ve been becoming more consistent.</text:p>
      <text:p text:style-name="Normal">Yes, but there’s such a thing as too little too late, and if we keep it up this rate, well, there’s no saying when or if we’ll ever get anything done. FUCK.</text:p>
      <text:p text:style-name="Normal">軌跡を起こすしかねえか、私には？</text:p>
      <text:p text:style-name="Normal">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Normal">The will to fight is what I ask of you. A fucking miracle is what I ask of you. Whether you’ll provide it or not, you will answer me, with your actions. See you tomorrow.</text:p>
      <text:p text:style-name="Normal"/>
      <text:p text:style-name="Normal">•••</text:p>
      <text:p text:style-name="Normal">Friday 26th of September 2025, 22:39, entry 489</text:p>
      <text:p text:style-name="Normal">Have I pulled off a miracle? No. But am I doing bad? No. I have to continue trying hard, and I have to start trying harder. By the way, I hadn’t mentioned it, but yesterday I finished Pekora’s まのさば playthrough. A good game, a good story.</text:p>
      <text:p text:style-name="Normal">Now, I may not have pulled off a miracle, but I’m not entirely dissatisfied with my performance either. I will try harder. I have to. And it starts with creating occasions tomorrow, making time. On that, see you tomorrow.</text:p>
      <text:p text:style-name="Normal">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Normal"/>
      <text:p text:style-name="Normal">•••</text:p>
      <text:p text:style-name="Normal">Sunday 28th of September 2025, 00:00, entry 490</text:p>
      <text:p text:style-name="Normal">I’m... Tired. Too tired to write properly.</text:p>
      <text:p text:style-name="Normal"/>
      <text:p text:style-name="Normal">•••</text:p>
      <text:p text:style-name="Normal">Sunday 28th of September 2025, 22:34, entry 491</text:p>
      <text:p text:style-name="Normal">I have much to report. However, I’m tired. Tomorrow, we’ll report it all.</text:p>
      <text:p text:style-name="Normal"/>
      <text:p text:style-name="Normal">•••</text:p>
      <text:p text:style-name="Normal">Monday 29th of September 2025, 21:24, entry 492</text:p>
      <text:p text:style-name="Normal">492. This number feels special, and I don’t know why. Well, let’s move on. We have a lot to talk about.</text:p>
      <text:p text:style-name="Normal">First of all, Saturday. But even before that: which analytical approach is better? Exposition followed by analysis, or presentation of ideas backed by experience?</text:p>
      <text:p text:style-name="Normal">Let’s see... Theories should fit the data, not the other way around. It then follows that data should take priority and remain untainted. Based on this belief which is predominant in my mind, we’ll go with the former approach.</text:p>
      <text:p text:style-name="Normal">Then, let’s hurry, there is much to cover, and time is pressing. Show me efficiency.</text:p>
      <text:p text:style-name="Normal">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Normal">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Normal">Moving on to Sunday... Not much happened, which helped in terms of recovery.</text:p>
      <text:p text:style-name="Normal">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Normal"/>
      <text:p text:style-name="Normal">First off, the roller coaster. The idea behind it was reinforced by my fuck-up later that day, so they’ll be treated as one.</text:p>
      <text:p text:style-name="Normal">So, why didn’t I like going on a roller coaster? Why did it feel so different from all my other negative experiences?</text:p>
      <text:p text:style-name="Normal">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Normal">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Normal"/>
      <text:p text:style-name="Normal">•••</text:p>
      <text:p text:style-name="Normal">Tuesday 30th of September 2025, 23:39, entry 493</text:p>
      <text:p text:style-name="Normal">When was the last time I talked to you?</text:p>
      <text:p text:style-name="Normal">Are you Harmony, or are you... A different part of me? Perhaps you are just me, that’d be the simplest answer.</text:p>
      <text:p text:style-name="Normal">You know, “Harmony” feels farther than ever. And our dreams all feel so far away. Is it normal for them to be so far? We never stopped to question that. Why aren’t they closer at hand?</text:p>
      <text:p text:style-name="Normal">Thankfully, the answer is simple: we just have to look at our past. Our dreams are grand, and our past, isn’t. You in particular are very greedy, but your diligence doesn’t match your greed.</text:p>
      <text:p text:style-name="Normal">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Normal">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Normal">How?</text:p>
      <text:p text:style-name="Normal">I want to wake up early. We keep on failing to wake up at 7, and sleep at 22. We have to achieve those. We have to.</text:p>
      <text:p text:style-name="Normal">What do we do?</text:p>
      <text:p text:style-name="Normal">We force ourselves awake. That’s all we can do. Then we force ourselves asleep. The latter requires more setup, more planning, but it must be done.</text:p>
      <text:p text:style-name="Normal">All right. See you tomorrow then. Try and wake up on time.</text:p>
      <text:p text:style-name="Normal"/>
      <text:p text:style-name="Normal">•••</text:p>
      <text:p text:style-name="Normal">Wednesday 1st of October 2025, 21:06, entry 494</text:p>
      <text:p text:style-name="Normal">A space where we talk with each other. That’s one of the many things this place is. This file. It will last much longer than me though. These words... Well, not that I care much.</text:p>
      <text:p text:style-name="Normal">Not exact: it really depends on the time. Sometimes I care, sometimes I care not.</text:p>
      <text:p text:style-name="Normal">Anything you want to talk about?</text:p>
      <text:p text:style-name="Normal">Am I more tired than I’m thinking?</text:p>
      <text:p text:style-name="Normal">The answer is important, because I haven’t suspected a thing. If the answer were yes, how would you modify yourself to expect it? Observation. Today I couldn’t help but notice my lack of awareness.</text:p>
      <text:p text:style-name="Normal">Positioning is also important. What we’re doing now. Now. What’s happening right now. The decisions we make from moment to moment.</text:p>
      <text:p text:style-name="Normal">Right... The now is what matters the most, but I’m not making ti count. Let’s go to sleep, shall we?</text:p>
      <text:p text:style-name="Normal">Before that... Anything you want to say about today?</text:p>
      <text:p text:style-name="Normal">Hm... More awareness. More time to self. Talking to ourselves more won’t render us invincible and perfect, but without it, we’ll fall in eternal consumerism.</text:p>
      <text:p text:style-name="Normal">Oh, there’s something else. I guess it’s worth talking about. And, I am tired, by the way.</text:p>
      <text:p text:style-name="Normal">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Normal">Mastery over emotions is different from erasing them. To control is not to kill.</text:p>
      <text:p text:style-name="Normal"/>
      <text:p text:style-name="Normal">So, finally, our image of our ideal is clear. That was anticlimactic.</text:p>
      <text:p text:style-name="Normal">Now we know exactly what we want. What’s unclear is what form it will actually take. We know the class, but we have yet to see its instantiation.</text:p>
      <text:p text:style-name="Normal">取り敢えず、寝ろ。</text:p>
      <text:p text:style-name="Normal">はい。おやすみ。</text:p>
      <text:p text:style-name="Normal"/>
      <text:p text:style-name="Normal">•••</text:p>
      <text:p text:style-name="Normal">Thursday 2nd of October 2025, 22:26, entry 495</text:p>
      <text:p text:style-name="Normal">Analysis would be required today, because I need to understand what happened.</text:p>
      <text:p text:style-name="Normal">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Normal">But beyond that, what happened today? I’m just weak, I think. I don’t know if if any breakdown is necessary anymore. I really think it’s just about being strong at this point. It really is about being as strong as one can be.</text:p>
      <text:p text:style-name="Normal"/>
      <text:p text:style-name="Normal">...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Normal">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